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.06cm" table:align="left" style:writing-mode="lr-tb"/>
    </style:style>
    <style:style style:name="Таблица2.A" style:family="table-column">
      <style:table-column-properties style:column-width="2.999cm"/>
    </style:style>
    <style:style style:name="Таблица2.B" style:family="table-column">
      <style:table-column-properties style:column-width="14.06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2.B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margin-top="0cm" fo:margin-bottom="0.247cm" loext:contextual-spacing="false"/>
    </style:style>
    <style:style style:name="P3" style:family="paragraph" style:parent-style-name="Text_20_body">
      <style:paragraph-properties fo:margin-top="0cm" fo:margin-bottom="0.247cm" loext:contextual-spacing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47cm" loext:contextual-spacing="false" style:snap-to-layout-grid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top="0cm" fo:margin-bottom="0.247cm" loext:contextual-spacing="false"/>
      <style:text-properties fo:font-weight="normal" officeooo:paragraph-rsid="000e585e" style:font-weight-asian="normal" style:font-weight-complex="normal"/>
    </style:style>
    <style:style style:name="P6" style:family="paragraph" style:parent-style-name="Text_20_body">
      <style:paragraph-properties fo:margin-top="0cm" fo:margin-bottom="0.247cm" loext:contextual-spacing="false"/>
      <style:text-properties fo:language="ru" fo:country="RU" fo:font-weight="bold" style:font-weight-asian="bold" style:font-weight-complex="bold"/>
    </style:style>
    <style:style style:name="P7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officeooo:rsid="00135b42" officeooo:paragraph-rsid="00135b42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text-properties fo:font-weight="bold" style:font-weight-asian="bold" style:font-weight-complex="bold" text:display="true"/>
    </style:style>
    <style:style style:name="P13" style:family="paragraph" style:parent-style-name="Table_20_Contents">
      <style:paragraph-properties style:snap-to-layout-grid="false"/>
    </style:style>
    <style:style style:name="P1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Standard" style:list-style-name="WW8Num2"/>
    <style:style style:name="P17" style:family="paragraph" style:parent-style-name="Standard" style:list-style-name="WW8Num2">
      <style:text-properties fo:font-weight="normal" style:font-weight-asian="normal" style:font-weight-complex="normal"/>
    </style:style>
    <style:style style:name="P18" style:family="paragraph" style:parent-style-name="Standard" style:list-style-name="WW8Num3"/>
    <style:style style:name="P19" style:family="paragraph" style:parent-style-name="Standard" style:list-style-name="WW8Num3">
      <style:text-properties officeooo:paragraph-rsid="000f9f4c"/>
    </style:style>
    <style:style style:name="P20" style:family="paragraph" style:parent-style-name="Standard" style:list-style-name="WW8Num3">
      <style:text-properties officeooo:paragraph-rsid="000ff816"/>
    </style:style>
    <style:style style:name="P21" style:family="paragraph" style:parent-style-name="Standard" style:list-style-name="WW8Num3">
      <style:text-properties officeooo:rsid="00131a31" officeooo:paragraph-rsid="00131a31"/>
    </style:style>
    <style:style style:name="P22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23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24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25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26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27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28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use-window-font-color="true" style:text-underline-style="none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0e585e"/>
    </style:style>
    <style:style style:name="T7" style:family="text">
      <style:text-properties officeooo:rsid="000f8b5a"/>
    </style:style>
    <style:style style:name="T8" style:family="text">
      <style:text-properties officeooo:rsid="000f9f4c"/>
    </style:style>
    <style:style style:name="T9" style:family="text">
      <style:text-properties officeooo:rsid="000ff816"/>
    </style:style>
    <style:style style:name="T10" style:family="text">
      <style:text-properties officeooo:rsid="0011438c"/>
    </style:style>
    <style:style style:name="T11" style:family="text">
      <style:text-properties officeooo:rsid="001318bc"/>
    </style:style>
    <style:style style:name="T12" style:family="text">
      <style:text-properties officeooo:rsid="00131a31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tab/></text:p>
      <text:p text:style-name="P1"/>
      <text:p text:style-name="P24">Протокол взаимодействия вычислительных устройств через каналы передачи текстовой информации, <text:span text:style-name="T8">организованные по принципу точка-точка</text:span>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Автор: Беспалов Денис (master1312@yandex.ru)</text:p>
      <text:p text:style-name="P10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95_159447762" text:style-name="Internet_20_link" text:visited-style-name="Visited_20_Internet_20_Link">Общее описание<text:tab/>3</text:a></text:p>
          <text:p text:style-name="Contents_20_1"><text:a xlink:type="simple" xlink:href="#__RefHeading___Toc197_159447762" text:style-name="Internet_20_link" text:visited-style-name="Visited_20_Internet_20_Link">Описание протокола<text:tab/>3</text:a></text:p>
          <text:p text:style-name="Contents_20_1"><text:a xlink:type="simple" xlink:href="#__RefHeading___Toc199_159447762" text:style-name="Internet_20_link" text:visited-style-name="Visited_20_Internet_20_Link">Базовые типы сообщений<text:tab/>3</text:a></text:p>
          <text:p text:style-name="Contents_20_1"><text:a xlink:type="simple" xlink:href="#__RefHeading___Toc201_159447762" text:style-name="Internet_20_link" text:visited-style-name="Visited_20_Internet_20_Link">Зарезервированные названия команд<text:tab/>4</text:a></text:p>
          <text:p text:style-name="Contents_20_1"><text:a xlink:type="simple" xlink:href="#__RefHeading___Toc203_159447762" text:style-name="Internet_20_link" text:visited-style-name="Visited_20_Internet_20_Link">Формат описания датчиков (xml или json)<text:tab/>5</text:a></text:p>
          <text:p text:style-name="P15"><text:a xlink:type="simple" xlink:href="#__RefHeading___Toc205_159447762" text:style-name="Internet_20_link" text:visited-style-name="Visited_20_Internet_20_Link">XML<text:tab/>5</text:a></text:p>
          <text:p text:style-name="P14"><text:a xlink:type="simple" xlink:href="#__RefHeading___Toc21_261391405" text:style-name="Internet_20_link" text:visited-style-name="Visited_20_Internet_20_Link">Схема<text:tab/>5</text:a></text:p>
          <text:p text:style-name="P14"><text:a xlink:type="simple" xlink:href="#__RefHeading___Toc23_261391405" text:style-name="Internet_20_link" text:visited-style-name="Visited_20_Internet_20_Link">Пример<text:tab/>6</text:a></text:p>
          <text:p text:style-name="P15"><text:a xlink:type="simple" xlink:href="#__RefHeading___Toc207_159447762" text:style-name="Internet_20_link" text:visited-style-name="Visited_20_Internet_20_Link">JSON<text:tab/>6</text:a></text:p>
          <text:p text:style-name="P14"><text:a xlink:type="simple" xlink:href="#__RefHeading___Toc764_445643264" text:style-name="Internet_20_link" text:visited-style-name="Visited_20_Internet_20_Link">Схема<text:tab/>6</text:a></text:p>
          <text:p text:style-name="P14"><text:a xlink:type="simple" xlink:href="#__RefHeading___Toc766_445643264" text:style-name="Internet_20_link" text:visited-style-name="Visited_20_Internet_20_Link">Пример<text:tab/>6</text:a></text:p>
          <text:p text:style-name="P15"><text:a xlink:type="simple" xlink:href="#__RefHeading___Toc209_159447762" text:style-name="Internet_20_link" text:visited-style-name="Visited_20_Internet_20_Link">Форматы данных сенсоров<text:tab/>7</text:a></text:p>
          <text:p text:style-name="Contents_20_1"><text:a xlink:type="simple" xlink:href="#__RefHeading___Toc211_159447762" text:style-name="Internet_20_link" text:visited-style-name="Visited_20_Internet_20_Link">Формат описания интерфейса<text:tab/>7</text:a></text:p>
          <text:p text:style-name="P15"><text:a xlink:type="simple" xlink:href="#__RefHeading___Toc213_159447762" text:style-name="Internet_20_link" text:visited-style-name="Visited_20_Internet_20_Link">XML<text:tab/>7</text:a></text:p>
          <text:p text:style-name="P14"><text:a xlink:type="simple" xlink:href="#__RefHeading___Toc25_261391405" text:style-name="Internet_20_link" text:visited-style-name="Visited_20_Internet_20_Link">Схема<text:tab/>7</text:a></text:p>
          <text:p text:style-name="P14"><text:a xlink:type="simple" xlink:href="#__RefHeading___Toc27_261391405" text:style-name="Internet_20_link" text:visited-style-name="Visited_20_Internet_20_Link">Пример<text:tab/>9</text:a></text:p>
          <text:p text:style-name="P15"><text:a xlink:type="simple" xlink:href="#__RefHeading___Toc215_159447762" text:style-name="Internet_20_link" text:visited-style-name="Visited_20_Internet_20_Link">JSON<text:tab/>9</text:a></text:p>
          <text:p text:style-name="P14"><text:a xlink:type="simple" xlink:href="#__RefHeading___Toc768_445643264" text:style-name="Internet_20_link" text:visited-style-name="Visited_20_Internet_20_Link">Схема<text:tab/>9</text:a></text:p>
          <text:p text:style-name="P14"><text:a xlink:type="simple" xlink:href="#__RefHeading___Toc770_445643264" text:style-name="Internet_20_link" text:visited-style-name="Visited_20_Internet_20_Link">Пример<text:tab/>10</text:a></text:p>
          <text:p text:style-name="P15"><text:a xlink:type="simple" xlink:href="#__RefHeading___Toc217_159447762" text:style-name="Internet_20_link" text:visited-style-name="Visited_20_Internet_20_Link">Типы параметров контрола и возможные ограничения<text:tab/>11</text:a></text:p>
          <text:p text:style-name="Contents_20_1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27" text:outline-level="1"/>
      <text:h text:style-name="P28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о слабыми ресурсами между собой с использованием любых каналов связи, способных передавать текстовую информацию (COM, TCP/IP и т. д.). В рамках протокола <text:span text:style-name="T8">предполагается коммуникация между устройствами по принципу точка-точка,</text:span> одно из устройств считается управляющим, другое управляемым, однако различия между ними не велики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 <text:span text:style-name="T9">Управляемое устройство может быть хабом, при этом оно объединяет несколько других устройств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7534464828370884946" text:style-name="WW8Num2">
        <text:list-item>
          <text:p text:style-name="P16">Устройства взаимодействуют между собой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\n).</text:p>
        </text:list-item>
        <text:list-item>
          <text:p text:style-name="P16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«|».<text:line-break/>Пример сообщения:<text:line-break/><text:span text:style-name="T1">info|Argument 1|Argument 2|Argument 3\n</text:span></text:p>
        </text:list-item>
        <text:list-item>
          <text:p text:style-name="P17">Сами элементы сообщений не должны содержать символов «\n» и «|».</text:p>
        </text:list-item>
        <text:list-item>
          <text:p text:style-name="P22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199_159447762"/>Базовые сообщени<text:span text:style-name="T11">я</text:span><text:bookmark-end text:name="__RefHeading___Toc199_159447762"/></text:h>
      <text:list xml:id="list6582667491973806465" text:style-name="WW8Num3">
        <text:list-item>
          <text:p text:style-name="P18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18">Сообщение готовности к работе. Заголовок — <text:span text:style-name="T1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19">Запрос идентификации устройства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<text:span text:style-name="T9">шестнадцатеричного </text:span>представления UUID "{xxxxxxxx-xxxx-xxxx-xxxx-xxxxxxxxxxxx}" <text:span text:style-name="T8">или "xxxxxxxxxxxxxxxxxxxxxxxxxxxxxxxx"</text:span>.<text:line-break/>2. Человеко-читаемое название.</text:p>
        </text:list-item>
        <text:list-item>
          <text:p text:style-name="P20">Запрос идентификации устройства-<text:span text:style-name="T9">хаба</text:span>. Заголовок — <text:span text:style-name="T1">identify</text:span>. Аргументы отсутствуют. Принимающее устройство должно в течении 5 секунд вернуть ответное <text:soft-page-break/>сообщение с заголовком <text:span text:style-name="T1">deviceinfo</text:span> со следующими аргументами:<text:line-break/>1. <text:span text:style-name="T10">Специальный идентификатор "#hub".</text:span><text:line-break/><text:span text:style-name="T10">2. </text:span>Уникальный идентификатор устройства в виде текстового <text:span text:style-name="T9">шестнадцатеричного </text:span>представления UUID "{xxxxxxxx-xxxx-xxxx-xxxx-xxxxxxxxxxxx}" <text:span text:style-name="T8">или "xxxxxxxxxxxxxxxxxxxxxxxxxxxxxxxx"</text:span>.<text:line-break/><text:span text:style-name="T10">3.</text:span> Человеко-читаемое название.</text:p>
        </text:list-item>
        <text:list-item>
          <text:p text:style-name="P21">Перечисление подключенных к хабу устройств. Заголовок — <text:span text:style-name="T1">identify_hub</text:span>. В ответ передаются сообщения <text:span text:style-name="T1">device_info</text:span> со следующими аргументами:<text:line-break/>1. Уникальный идентификатор устройства в виде текстового <text:span text:style-name="T9">шестнадцатеричного </text:span>представления UUID "{xxxxxxxx-xxxx-xxxx-xxxx-xxxxxxxxxxxx}" <text:span text:style-name="T8">или "xxxxxxxxxxxxxxxxxxxxxxxxxxxxxxxx"</text:span>.<text:line-break/>2. Человеко-читаемое название.</text:p>
        </text:list-item>
        <text:list-item>
          <text:p text:style-name="P18">Сообщение синхронизации. Заголовок — <text:span text:style-name="T1">sync</text:span>. Предназначено для уведомления принимающего устройства о том, что передающее устройство находится в рабочем состоянии. Используется для безопасного синхронного вызова функций, в остальное время возможно использование разработчиком для собственных целей. Аргументы отсутствуют.</text:p>
        </text:list-item>
        <text:list-item>
          <text:p text:style-name="P18">Команда. Заголовок — <text:span text:style-name="T1">call</text:span>. Первый аргумент — <text:span text:style-name="T3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3">"Зарезервированные названия команд"</text:span></text:span></text:a><text:span text:style-name="T3">)</text:span>. Остальные аргументы сообщения — аргументы команды. В процессе работы может передаваться регулярное сообщение <text:span text:style-name="T1">sync </text:span><text:span text:style-name="T2">(рекомендуется для нестабильных каналов связи)</text:span>. Принимающее устройство по окончании выполнения должно вернуть сообщение с заголовком <text:span text:style-name="T1">ok</text:span> в случае успешного завершения (аргументы содержат возвращаемые значения) или <text:span text:style-name="T1">err </text:span><text:span text:style-name="T2">в случае неудачи (аргументы на усмотрение разработчика)</text:span>.</text:p>
        </text:list-item>
        <text:list-item>
          <text:p text:style-name="P18">Измерение. Заголовок — <text:span text:style-name="T1">meas</text:span>. Аргументы сообщения (в порядке следования):<text:line-break/>1 — название датчика.<text:line-break/>2 и далее — значение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18"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</text:list>
      <text:p text:style-name="Standard"/>
      <text:p text:style-name="P9">Отправка сообщений устройству, находящемуся за хабом, происходит аналогично отправке сообщений самому устройству, но к каждому сообщению добавляется в начало два аргумента: специальный идентификатор "#hub" и идентификатор целевого<text:span text:style-name="T12"> устройства в виде текстового шестнадцатеричного представления UUID "{xxxxxxxx-xxxx-xxxx-xxxx-xxxxxxxxxxxx}". Аналогичным образом приходят ответные сообщения.</text:span></text:p>
      <text:h text:style-name="Heading_20_1" text:outline-level="1"><text:bookmark text:name="_toc60"/><text:bookmark text:name="_toc71"/><text:bookmark-start text:name="__RefHeading___Toc201_159447762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8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8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<text:soft-page-break/>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2">#state</text:p>
          </table:table-cell>
          <table:table-cell table:style-name="Таблица1.A2" office:value-type="string">
            <text:p text:style-name="P13">отсутствуют</text:p>
          </table:table-cell>
          <table:table-cell table:style-name="Таблица1.C2" office:value-type="string">
            <text:p text:style-name="P13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  <table:table-cell table:style-name="Таблица1.C2" office:value-type="string">
            <text:p text:style-name="P13"/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28" text:outline-level="1"><text:bookmark text:name="_toc100"/><text:bookmark-start text:name="__RefHeading___Toc203_159447762"/>Формат описания датчиков (xml или json)<text:bookmark-end text:name="__RefHeading___Toc203_159447762"/></text:h>
      <text:h text:style-name="Heading_20_2" text:outline-level="2"><text:bookmark-start text:name="__RefHeading___Toc205_159447762"/>XML<text:bookmark-end text:name="__RefHeading___Toc205_159447762"/></text:h>
      <text:h text:style-name="Heading_20_3" text:outline-level="3"><text:bookmark-start text:name="__RefHeading___Toc21_261391405"/>Схема<text:bookmark-end text:name="__RefHeading___Toc21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Sensors definition schema for ArduinoRpc library.<text:line-break/>&lt;/xs:documentation&gt;<text:line-break/>&lt;/xs:annotation&gt;<text:line-break/>&lt;xs:element name="sensors"&gt;<text:line-break/>&lt;xs:complexType&gt;<text:line-break/>&lt;xs:sequence&gt;<text:line-break/>&lt;xs:element name="sensor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name" type="xs:string"/&gt;<text:line-break/>&lt;xs:attribute name="type"&gt;<text:line-break/>&lt;xs:simpleType&gt;<text:line-break/>&lt;xs:restriction base="xs:string"&gt;<text:line-break/>&lt;xs:enumeration value="single"/&gt;<text:line-break/>&lt;xs:enumeration value="single_lt"/&gt;<text:line-break/>&lt;xs:enumeration value="single_gt"/&gt;<text:line-break/>&lt;xs:enumeration value="text"/&gt;<text:line-break/>&lt;xs:enumeration value="packet"/&gt;<text:line-break/>&lt;xs:enumeration value="packet_lt"/&gt;<text:line-break/>&lt;xs:enumeration value="packet_gt"/&gt;<text:line-break/>&lt;/xs:restriction&gt;<text:line-break/>&lt;/xs:simpleType&gt;<text:line-break/>&lt;/xs:attribute&gt;<text:line-break/>&lt;/xs:complexType&gt;<text:line-break/>&lt;/xs:element&gt;<text:line-break/>&lt;/xs:sequence&gt;<text:line-break/>&lt;/xs:complexType&gt;<text:line-break/>&lt;/xs:element&gt;<text:line-break/>&lt;/xs:schema&gt;</text:p>
      <text:h text:style-name="Heading_20_3" text:outline-level="3"><text:bookmark-start text:name="__RefHeading___Toc23_261391405"/><text:soft-page-break/>Пример<text:bookmark-end text:name="__RefHeading___Toc23_261391405"/></text:h>
      <text:p text:style-name="Text_20_body">&lt;sensors&gt;<text:line-break/><text:tab/>&lt;sensor name="$name" type="$type"&gt;<text:line-break/><text:tab/><text:tab/>&lt;constraints key1="$value1" key2="$value2"/&gt;<text:line-break/><text:tab/>&lt;/sensor&gt;<text:line-break/><text:tab/>&lt;sensor&gt;&lt;!--sensor definition--&gt;&lt;/sensor&gt;<text:line-break/>&lt;/sensors&gt;</text:p>
      <text:h text:style-name="Heading_20_2" text:outline-level="2"><text:bookmark-start text:name="__RefHeading___Toc207_159447762"/>JSON<text:bookmark-end text:name="__RefHeading___Toc207_159447762"/></text:h>
      <text:h text:style-name="Heading_20_3" text:outline-level="3"><text:bookmark-start text:name="__RefHeading___Toc764_445643264"/>Схема<text:bookmark-end text:name="__RefHeading___Toc764_445643264"/></text:h>
      <text:p text:style-name="Text_20_body">{"$schema":"http://json-schema.org/draft-04/schema#","type":"object","properties":{"sensors":{"type":"array","items":{"type":"object","properties":{"name":{"type":"string"},"type":{"type":"string","enum":["single","single_lt","single_gt","text","packet","packet_lt","packet_gt"]},"constraints":{"type":"object","properties":{"*":{"type":"string"}}}},"required":["name","type"]}}},"required":["sensors"]}</text:p>
      <text:h text:style-name="Heading_20_3" text:outline-level="3"><text:bookmark-start text:name="__RefHeading___Toc766_445643264"/>Пример<text:bookmark-end text:name="__RefHeading___Toc766_445643264"/></text:h>
      <text:p text:style-name="Text_20_body">{"sensors" : [<text:line-break/><text:tab/>{<text:line-break/><text:tab/><text:tab/>"name" : "$name",<text:line-break/><text:tab/><text:tab/>"type" : "$type",<text:line-break/><text:tab/><text:tab/>"constraints" : <text:line-break/><text:tab/><text:tab/>{<text:line-break/><text:tab/><text:tab/><text:tab/>"$key1" : "$value1",<text:line-break/><text:tab/><text:tab/><text:tab/>"$key2" : "$value2"<text:line-break/><text:tab/><text:tab/>}<text:line-break/><text:tab/>},<text:line-break/><text:tab/>{<text:line-break/><text:tab/><text:tab/>//sensor definition<text:line-break/><text:tab/>}<text:line-break/>]}</text:p>
      <text:p text:style-name="Text_20_body">Имя сенсора ($name) уникально в пределах устройства. Атрибут сенсора "type" описывает формат передаваемого значения в сообщении. Форматы передаваемых значений описаны ниже в разделе <text:a xlink:type="simple" xlink:href="#_toc132" text:style-name="Internet_20_link" text:visited-style-name="Visited_20_Internet_20_Link"><text:span text:style-name="Internet_20_link">Форматы данных сенсоров</text:span></text:a><text:span text:style-name="Internet_20_link"><text:span text:style-name="T4">.</text:span></text:span></text:p>
      <text:h text:style-name="Heading_20_2" text:outline-level="2"><text:bookmark text:name="_toc129"/><text:bookmark text:name="_toc132"/><text:bookmark-start text:name="__RefHeading___Toc209_159447762"/>Форматы данных сенсоров<text:bookmark-end text:name="__RefHeading___Toc209_159447762"/></text:h>
      <text:p text:style-name="Text_20_body">В различных форматах могут использоваться метки локального и глобального времени. Локальное время — время в миллисекундах, измеряемое на устройстве от какой-то фиксированной точки (но не известной). Например — от момента включения устройства. Глобальное время — количество миллисекунд, прошедшее с 01.01.1970г. Использование <text:soft-page-break/>глобального времени возможно при наличии на устройстве часов реального времени.</text:p>
      <text:p text:style-name="Text_20_body">Каждый формат данных описывает структуру самих данных и способ передачи в сообщении "meas"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Table_20_Heading">Тип сенсора</text:p>
          </table:table-cell>
          <table:table-cell table:style-name="Таблица2.B1" office:value-type="string">
            <text:p text:style-name="Table_20_Heading">Описание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</text:p>
          </table:table-cell>
          <table:table-cell table:style-name="Таблица2.B2" office:value-type="string">
            <text:p text:style-name="P5">Набор числовых значений с плавающей точкой, передающихся текстом, представляющих собой один многомерный отсчет. В сообщении каждое отдельное число передается как один аргумент сообщения. В описании сенсора в "constraints" может присутствовать параметр <text:span text:style-name="T6">"</text:span>dims<text:span text:style-name="T6">"</text:span>, в котором указывается <text:span text:style-name="T6">размерность значений</text:span> (<text:span text:style-name="T6">&gt;=1, </text:span>по-умолчанию 1).</text:p>
            <text:p text:style-name="P3">Пример — передача координаты (x,y,z)</text:p>
            <text:p text:style-name="P3">meas|coords|12.0|16.3|67.9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lt</text:p>
          </table:table-cell>
          <table:table-cell table:style-name="Таблица2.B2" office:value-type="string">
            <text:p text:style-name="P3">Метка лок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3">Пример — передача координаты (x,y,z)</text:p>
            <text:p text:style-name="P3">meas|coords_lt|123456|12.0|16.3|67.9</text:p>
            <text:p text:style-name="P3">123456 — метка времени, далее 3 координаты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gt</text:p>
          </table:table-cell>
          <table:table-cell table:style-name="Таблица2.B2" office:value-type="string">
            <text:p text:style-name="P3">Метка глоб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3">Пример — аналогично single_lt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text</text:p>
          </table:table-cell>
          <table:table-cell table:style-name="Таблица2.B2" office:value-type="string">
            <text:p text:style-name="P2">1 или более аргументов сообщения, содержащих текст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</text:p>
          </table:table-cell>
          <table:table-cell table:style-name="Таблица2.B2" office:value-type="string">
            <text:p text:style-name="P5">Массив одиночных значений типа "бинарный формат с плавающей запятой одинарной точности" по стандарту IEEE 754 (в языке С — тип float), закодированный в base64. В описании сенсора в "constraints" может присутствовать параметр <text:span text:style-name="T6">"</text:span>dims<text:span text:style-name="T6">"</text:span>, в котором указывается <text:span text:style-name="T6">размерность значений</text:span> (<text:span text:style-name="T6">&gt;=1, </text:span>по-умолчанию 1). В описании сенсора в "constraints" может присутствовать параметр <text:span text:style-name="T6">"fixed_size"</text:span>, в котором указывается количество <text:span text:style-name="T6">значений в пакете</text:span>. <text:span text:style-name="T6">При этом "количество элементов в пакете" = "количество значений" * "размерность". </text:span><text:s/><text:span text:style-name="T6">В противном случае р</text:span>азмер пакета может меняться в процессе работы устройства, однако количество элементов в массиве должно быть кратно <text:span text:style-name="T7">размерности значений</text:span>. При этом <text:span text:style-name="T6">"</text:span>количество значений<text:span text:style-name="T6">"</text:span> = <text:span text:style-name="T6">"</text:span>количество элементов<text:span text:style-name="T6">"</text:span> / <text:span text:style-name="T6">"размерность"</text:span>.</text:p>
            <text:p text:style-name="P3">Пример — передача координат (x,y,z)</text:p>
            <text:p text:style-name="P4">meas|coords|AABAQWZmgkHNzIdCAABQQc3MNEHNzKxB</text:p>
            <text:p text:style-name="P4">2 значения по 3 координаты (12.0;16.3;67.9), (13.0;11.3;21.6)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Table_20_Contents">packet_lt</text:p>
          </table:table-cell>
          <table:table-cell table:style-name="Таблица2.B2" office:value-type="string">
            <text:p text:style-name="P4">Метка лок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3">Пример — передача координат (x,y,z)</text:p>
            <text:p text:style-name="P4">meas|coords|123456|AABAQWZmgkHNzIdCAABQQc3MNEHNzKxB</text:p>
            <text:p text:style-name="P4">123456 — метка времени, далее 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gt</text:p>
          </table:table-cell>
          <table:table-cell table:style-name="Таблица2.B2" office:value-type="string">
            <text:p text:style-name="P4">Метка глоб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3">Пример — аналогично packet_lt</text:p>
          </table:table-cell>
        </table:table-row>
      </table:table>
      <text:h text:style-name="Heading_20_1" text:outline-level="1"><text:bookmark text:name="_toc145"/><text:bookmark-start text:name="__RefHeading___Toc211_159447762"/>Формат описания интерфейса<text:bookmark-end text:name="__RefHeading___Toc211_159447762"/></text:h>
      <text:h text:style-name="Heading_20_2" text:outline-level="2"><text:bookmark-start text:name="__RefHeading___Toc213_159447762"/>XML<text:bookmark-end text:name="__RefHeading___Toc213_159447762"/></text:h>
      <text:h text:style-name="Heading_20_3" text:outline-level="3"><text:bookmark-start text:name="__RefHeading___Toc25_261391405"/>Схема<text:bookmark-end text:name="__RefHeading___Toc25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Controls definition schema for ArduinoRpc library.<text:line-break/>&lt;/xs:documentation&gt;<text:line-break/>&lt;/xs:annotation&gt;<text:line-break/>&lt;xs:simpleType name="LayoutType"&gt;<text:line-break/>&lt;xs:restriction base="xs:string"&gt;<text:line-break/>&lt;xs:enumeration value="v"/&gt;<text:line-break/>&lt;xs:enumeration value="h"/&gt;<text:line-break/>&lt;/xs:restriction&gt;<text:line-break/>&lt;/xs:simpleType&gt;<text:line-break/>&lt;xs:simpleType name="BoolType"&gt;<text:line-break/>&lt;xs:restriction base="xs:string"&gt;<text:line-break/>&lt;xs:enumeration value="0"/&gt;<text:line-break/>&lt;xs:enumeration value="1"/&gt;<text:line-break/>&lt;/xs:restriction&gt;<text:line-break/>&lt;/xs:simpleType&gt;<text:line-break/>&lt;xs:element name="controls"&gt;<text:line-break/>&lt;xs:complexType&gt;<text:line-break/>&lt;xs:sequence&gt;<text:line-break/>&lt;xs:element name="group" minOccurs="0" maxOccurs="unbounded" type="GroupType"/&gt;<text:line-break/><text:soft-page-break/>&lt;/xs:sequence&gt;<text:line-break/>&lt;/xs:complexType&gt;<text:line-break/>&lt;/xs:element&gt;<text:line-break/>&lt;xs:complexType name="GroupType"&gt;<text:line-break/>&lt;xs:sequence&gt;<text:line-break/>&lt;xs:element name="group" type="GroupType" minOccurs="0" maxOccurs="unbounded"/&gt;<text:line-break/>&lt;xs:element name="control" minOccurs="0" maxOccurs="unbounded"&gt;<text:line-break/>&lt;xs:complexType&gt;<text:line-break/>&lt;xs:sequence&gt;<text:line-break/>&lt;xs:element name="param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title" type="xs:string"/&gt;<text:line-break/>&lt;xs:attribute name="type"&gt;<text:line-break/>&lt;xs:simpleType&gt;<text:line-break/>&lt;xs:restriction base="xs:string"&gt;<text:line-break/>&lt;xs:enumeration value="checkbox"/&gt;<text:line-break/>&lt;xs:enumeration value="text_edit"/&gt;<text:line-break/>&lt;xs:enumeration value="select"/&gt;<text:line-break/>&lt;xs:enumeration value="slider"/&gt;<text:line-break/>&lt;xs:enumeration value="dial"/&gt;<text:line-break/>&lt;/xs:restriction&gt;<text:line-break/>&lt;/xs:simpleType&gt;<text:line-break/>&lt;/xs:attribute&gt;<text:line-break/>&lt;/xs:complexType&gt;<text:line-break/>&lt;/xs:element&gt;<text:line-break/>&lt;/xs:sequence&gt;<text:line-break/>&lt;xs:attribute name="title" type="xs:string"/&gt;<text:line-break/>&lt;xs:attribute name="command" type="xs:string"/&gt;<text:line-break/>&lt;xs:attribute name="layout" type="LayoutType"/&gt;<text:line-break/>&lt;xs:attribute name="sync" type="BoolType"/&gt;<text:line-break/>&lt;/xs:complexType&gt;<text:line-break/>&lt;/xs:element&gt;<text:line-break/>&lt;/xs:sequence&gt;<text:line-break/>&lt;xs:attribute name="title" type="xs:string"/&gt;<text:line-break/>&lt;xs:attribute name="layout" type="LayoutType"/&gt;<text:line-break/>&lt;/xs:complexType&gt;<text:line-break/>&lt;/xs:schema&gt;</text:p>
      <text:h text:style-name="Heading_20_3" text:outline-level="3"><text:bookmark-start text:name="__RefHeading___Toc27_261391405"/><text:soft-page-break/>Пример<text:bookmark-end text:name="__RefHeading___Toc27_261391405"/></text:h>
      <text:p text:style-name="Text_20_body">&lt;controls&gt;<text:line-break/><text:tab/>&lt;group title="$title" layout="v|h"&gt;<text:line-break/><text:tab/><text:tab/>&lt;group title="$title" layout="v|h"&gt;<text:line-break/><text:tab/><text:tab/><text:tab/>&lt;control title="$title" command="$cmd" layout="v|h" sync="1|0"&gt;<text:line-break/><text:tab/><text:tab/><text:tab/><text:tab/>&lt;param title="$title" type="$type"&gt;<text:line-break/><text:tab/><text:tab/><text:tab/><text:tab/><text:tab/>&lt;constraints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&gt;&lt;!-- control definition--&gt;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&lt;/controls&gt;</text:p>
      <text:h text:style-name="Heading_20_2" text:outline-level="2"><text:bookmark-start text:name="__RefHeading___Toc215_159447762"/>JSON<text:bookmark-end text:name="__RefHeading___Toc215_159447762"/></text:h>
      <text:h text:style-name="Heading_20_3" text:outline-level="3"><text:bookmark-start text:name="__RefHeading___Toc768_445643264"/>Схема<text:bookmark-end text:name="__RefHeading___Toc768_445643264"/></text:h>
      <text:p text:style-name="Text_20_body">{"$schema":"http://json-schema.org/draft-04/schema#","definitions":{"group":{"type":"object","properties":{"element_type":{"type":"string","enum":["group"]},"layout":{"type":"string","enum":["v","h"]},"title":{"type":"string","minLength":1},"elements":{"type":"array","items":{"anyOf":[{"$ref":"#/definitions/group"},{"$ref":"#/definitions/control"}]}}},"required":["element_type","title"],"additionalProperties":false},"control":{"type":"object","properties":{"element_type":{"type":"string","enum":["control"]},"layout":{"type":"string","enum":["v","h"]},"title":{"type":"string","minLength":1},"command":{"type":"string","minLength":1},"sync":{"type":"string","enum":["0","1"]},"params":{"type":"array","items":{"type":"object","properties":{"title":{"type":"string","minLength":1},"type":{"type":"string","enum":["checkbox","text_edit","select","slider","dial"]},"constraints":{"type":"object","properties":{},"additionalProperties":true}},"required":["title","type"],"additionalProperties":false}}},"required":["element_type","title","command"],"additionalProperties":false}},"type":"object","properties":{"controls":{"$ref":"#/definitions/group"}},"required":["controls"],"additionalProperties":false}</text:p>
      <text:h text:style-name="Heading_20_3" text:outline-level="3"><text:bookmark-start text:name="__RefHeading___Toc770_445643264"/>Пример<text:bookmark-end text:name="__RefHeading___Toc770_445643264"/></text:h>
      <text:p text:style-name="Text_20_body">{"controls" : {<text:line-break/><text:tab/>"element_type" : "group",<text:line-break/><text:tab/>"title" : "$title",<text:line-break/><text:tab/>"layout" : "v|h",<text:line-break/><text:tab/>"elements" : <text:line-break/><text:soft-pag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"sync": true|false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Text_20_body"><text:tab/>]<text:line-break/>}}</text:p>
      <text:p text:style-name="Text_20_body">Группы предназначены для группировки контролов и дочерних групп. Размещение задается параметром "layout", принимающим значение "v" (по вертикали) или "h" (по горизонтали). Если не задано — по умолчанию по вертикали.</text:p>
      <text:p text:style-name="Text_20_body">Команда ($cmd) для контрола уникальна в пределах интерфейса устройства и фактически может являться идентификатором контрола.</text:p>
      <text:p text:style-name="Text_20_body">Атрибут "sync" указывает, нужно ли в процессе команды передавать ежесекундное сообщение "sync" для синхронизации (0 — не нужно, 1 — нужно, 1 по-умолчанию). Рекомендуется передавать сообщение в случае, если канал связи между устройствами не надежен и не имеет собственных средств поддержки соединения.</text:p>
      <text:p text:style-name="Text_20_body">Если параметры для контрола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. Если параметров несколько, 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Параметры команды добавляются в порядке следования в описании.</text:p>
      <text:h text:style-name="Heading_20_2" text:outline-level="2"><text:bookmark-start text:name="__RefHeading___Toc217_159447762"/><text:soft-page-break/>Типы параметров контрола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Table_20_Contents">Тип параметра</text:p>
          </table:table-cell>
          <table:table-cell table:style-name="Таблица3.A1" office:value-type="string">
            <text:p text:style-name="Table_20_Contents">Возможные ограничения</text:p>
          </table:table-cell>
          <table:table-cell table:style-name="Таблица3.C1" office:value-type="string">
            <text:p text:style-name="Table_20_Contents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6">checkbox</text:p>
          </table:table-cell>
          <table:table-cell table:style-name="Таблица3.A2" office:value-type="string">
            <text:p text:style-name="Table_20_Contents"><text:span text:style-name="T5">onValue</text:span> — значение, передаваемое, когда чекбокс включен (по умолчанию "1")</text:p>
            <text:p text:style-name="Table_20_Contents"><text:span text:style-name="T5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Table_20_Contents">Чекбокс, checkable кпопка</text:p>
            <text:p text:style-name="Table_20_Contents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6">text_edit</text:p>
          </table:table-cell>
          <table:table-cell table:style-name="Таблица3.A2" office:value-type="string">
            <text:p text:style-name="P13"/>
          </table:table-cell>
          <table:table-cell table:style-name="Таблица3.C2" office:value-type="string">
            <text:p text:style-name="Table_20_Contents">Поле ввода (с кнопкой отправки справа, если параметр у контрола один)</text:p>
            <text:p text:style-name="Table_20_Contents"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1">select</text:p>
          </table:table-cell>
          <table:table-cell table:style-name="Таблица3.A2" office:value-type="string">
            <text:p text:style-name="Table_20_Contents"><text:span text:style-name="T5">values</text:span> — список значений, разделенных символом ";" (если отсутствует, всегда отправляется "0")</text:p>
          </table:table-cell>
          <table:table-cell table:style-name="Таблица3.C2" office:value-type="string">
            <text:p text:style-name="Table_20_Contents">Выпадающий список</text:p>
            <text:p text:style-name="Table_20_Contents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1">slider</text:p>
          </table:table-cell>
          <table:table-cell table:style-name="Таблица3.A2" office:value-type="string">
            <text:p text:style-name="Table_20_Contents"><text:span text:style-name="T5">min</text:span> — минимальное значение (по умолчанию 0)</text:p>
            <text:p text:style-name="Table_20_Contents"><text:span text:style-name="T5">max</text:span> — минимальное значение (по умолчанию 1023)</text:p>
            <text:p text:style-name="Table_20_Contents"><text:span text:style-name="T5">step</text:span> — величина шаг (по умолчанию 1)</text:p>
            <text:p text:style-name="Table_20_Contents"><text:span text:style-name="T5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Table_20_Contents">Слайдер</text:p>
            <text:p text:style-name="Table_20_Contents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1">dial</text:p>
          </table:table-cell>
          <table:table-cell table:style-name="Таблица3.A2" office:value-type="string">
            <text:p text:style-name="Table_20_Contents"><text:span text:style-name="T5">min</text:span> — минимальное значение (по умолчанию 0)</text:p>
            <text:p text:style-name="Table_20_Contents"><text:span text:style-name="T5">max</text:span> — минимальное значение (по умолчанию 1023)</text:p>
            <text:p text:style-name="Table_20_Contents"><text:span text:style-name="T5">step</text:span> — величина шаг (по умолчанию 1)</text:p>
          </table:table-cell>
          <table:table-cell table:style-name="Таблица3.C2" office:value-type="string">
            <text:p text:style-name="Table_20_Contents">"Крутилка"</text:p>
            <text:p text:style-name="Table_20_Contents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</table:table>
      <text:p text:style-name="Text_20_body"/>
      <text:h text:style-name="Heading_20_1" text:outline-level="1"><text:bookmark-start text:name="__RefHeading___Toc219_159447762"/><text:bookmark text:name="_toc256"/>Состояние устройства<text:bookmark-end text:name="__RefHeading___Toc219_159447762"/></text:h>
      <text:p text:style-name="P7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управления. При изменении состояния устройство оповещает об этом подключенного клиента при помощи специального сообщения "statechanged". Аргументы сообщения ст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сообщении с заголовком "ok" и аргументами, сгруппированными по 3 по аналогии с <text:soft-page-break/>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с  Беспалов</dc:creator>
    <dc:date>2017-07-30T12:14:48.910556674</dc:date>
    <meta:editing-cycles>133</meta:editing-cycles>
    <meta:editing-duration>P1DT9H8M6S</meta:editing-duration>
    <meta:generator>LibreOffice/4.4.7.2$Linux_x86 LibreOffice_project/40$Build-2</meta:generator>
    <meta:document-statistic meta:table-count="3" meta:image-count="5" meta:object-count="0" meta:page-count="14" meta:paragraph-count="148" meta:word-count="1849" meta:character-count="18331" meta:non-whitespace-character-count="16444"/>
  </office:meta>
</office:document-meta>
</file>